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alibri Light" svg:font-family="'Calibri Light'" style:font-pitch="variable"/>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 style:master-page-name="Standard">
      <style:paragraph-properties style:page-number="1"/>
    </style:style>
    <style:style style:name="P2" style:family="paragraph" style:parent-style-name="Standard" style:list-style-name="WW8Num6">
      <style:paragraph-properties fo:line-height="200%">
        <style:tab-stops>
          <style:tab-stop style:position="-0.635cm"/>
        </style:tab-stops>
      </style:paragraph-properties>
    </style:style>
    <style:style style:name="P3" style:family="paragraph" style:parent-style-name="Standard" style:list-style-name="L1">
      <style:paragraph-properties fo:line-height="200%"/>
    </style:style>
    <style:style style:name="P4" style:family="paragraph" style:parent-style-name="Standard" style:list-style-name="WW8Num4">
      <style:paragraph-properties fo:line-height="200%">
        <style:tab-stops>
          <style:tab-stop style:position="-0.635cm"/>
        </style:tab-stops>
      </style:paragraph-properties>
      <style:text-properties fo:font-size="12pt" style:font-size-asian="12pt"/>
    </style:style>
    <style:style style:name="P5" style:family="paragraph" style:parent-style-name="Standard">
      <style:paragraph-properties fo:margin-left="0cm" fo:margin-right="0cm" fo:line-height="200%" fo:text-indent="1.27cm" style:auto-text-indent="false">
        <style:tab-stops>
          <style:tab-stop style:position="-0.635cm"/>
        </style:tab-stops>
      </style:paragraph-properties>
    </style:style>
    <style:style style:name="P6" style:family="paragraph" style:parent-style-name="Standard">
      <style:paragraph-properties fo:margin-left="0cm" fo:margin-right="0cm" fo:line-height="200%" fo:text-indent="0.787cm" style:auto-text-indent="false">
        <style:tab-stops>
          <style:tab-stop style:position="-0.635cm"/>
        </style:tab-stops>
      </style:paragraph-properties>
    </style:style>
    <style:style style:name="P7" style:family="paragraph" style:parent-style-name="Standard">
      <style:paragraph-properties fo:margin-left="0cm" fo:margin-right="0cm" fo:line-height="200%" fo:text-indent="0.787cm" style:auto-text-indent="false">
        <style:tab-stops>
          <style:tab-stop style:position="-0.635cm"/>
        </style:tab-stops>
      </style:paragraph-properties>
      <style:text-properties fo:font-size="12pt" style:font-size-asian="12pt"/>
    </style:style>
    <style:style style:name="P8" style:family="paragraph" style:parent-style-name="Standard" style:list-style-name="WW8Num3">
      <style:paragraph-properties fo:margin-left="1.27cm" fo:margin-right="0cm" fo:margin-top="0cm" fo:margin-bottom="0.212cm" loext:contextual-spacing="false" fo:line-height="150%" fo:text-indent="-1.27cm" style:auto-text-indent="false">
        <style:tab-stops>
          <style:tab-stop style:position="-0.635cm"/>
        </style:tab-stops>
      </style:paragraph-properties>
    </style:style>
    <style:style style:name="P9" style:family="paragraph" style:parent-style-name="Footer">
      <style:paragraph-properties fo:margin-left="0cm" fo:margin-right="0.635cm" fo:text-indent="0cm" style:auto-text-indent="false"/>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style>
    <style:style style:name="T4" style:family="text"/>
    <text:list-style style:name="L1" text:consecutive-numbering="true">
      <text:list-level-style-bullet text:level="1" text:style-name="WW8NumSt2z0" style:num-prefix="*" text:bullet-char="">
        <style:list-level-properties text:list-level-position-and-space-mode="label-alignment">
          <style:list-level-label-alignment text:label-followed-by="listtab" text:list-tab-stop-position="1.27cm" fo:text-indent="-1.27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for Module 3</text:h>
      <text:p text:style-name="P5"><text:span text:style-name="T1">The </text:span><text:span text:style-name="T2">graded problems in</text:span> <text:span text:style-name="T1">Module 3 provide experience with the CREATE TABLE statement. <text:s/>You can use Oracle or MySQL for this assignment. If you use Oracle, you will need to use the Oracle SQL Developer to connect to an Oracle server. </text:span></text:p>
      <text:h text:style-name="Heading_20_1" text:outline-level="1">1. Basic CREATE TABLE Statement Requirements</text:h>
      <text:p text:style-name="P6"><text:span text:style-name="T1">You should use the table descriptions in the Intercollegiate Database background document. You must use the same table and column names as specified in the background document. Here is some advice about data type selections.</text:span></text:p>
      <text:list xml:id="list1243973238" text:style-name="WW8Num6">
        <text:list-item>
          <text:p text:style-name="P2"><text:span text:style-name="T1">You should use standard SQL data types specified in the notes except for using VARCHAR2 (an Oracle data type) instead of VARCHAR for columns containing varying length character strings. For MySQL, you should use VARCHAR for variable length strings.</text:span></text:p>
        </text:list-item>
        <text:list-item>
          <text:p text:style-name="P2"><text:span text:style-name="T1">For primary key fields (</text:span><text:span text:style-name="T3">CustNo</text:span><text:span text:style-name="T1">, </text:span><text:span text:style-name="T3">LocNo</text:span><text:span text:style-name="T1">, </text:span><text:span text:style-name="T3">EventNo</text:span><text:span text:style-name="T1">, </text:span><text:span text:style-name="T3">PlanNo</text:span><text:span text:style-name="T1">, </text:span><text:span text:style-name="T3">EmpNo</text:span><text:span text:style-name="T1">, </text:span><text:span text:style-name="T3">ResNo</text:span><text:span text:style-name="T1">, and </text:span><text:span text:style-name="T3">FacNo</text:span><text:span text:style-name="T1">), use the VARCHAR (or VARCHAR2 in Oracle) data type with length 8. <text:s/>For consistency, corresponding foreign keys (such as </text:span><text:span text:style-name="T3">EventRequest.CustNo</text:span><text:span text:style-name="T1">) should also be the same data type and length.</text:span></text:p>
        </text:list-item>
        <text:list-item>
          <text:p text:style-name="P2"><text:span text:style-name="T1">For Oracle, you should use the DATE data type for the columns involving dates or times. The </text:span><text:span text:style-name="T3">EventPlanLine.TimeStart</text:span><text:span text:style-name="T1"> and </text:span><text:span text:style-name="T3">EventPlanLine.TimeEnd</text:span><text:span text:style-name="T1"> columns will store both date and time data so you should use the DATE data type. In MySQL use the DATE data type for columns with just date details (date columns in the </text:span><text:span text:style-name="T3">EventRequest</text:span><text:span text:style-name="T1"> and </text:span><text:span text:style-name="T3">EventPlan</text:span><text:span text:style-name="T1"> tables) and DATETIME for columns with date and time details (time columns in the </text:span><text:span text:style-name="T3">EventPlanLine</text:span><text:span text:style-name="T1"> table).</text:span></text:p>
        </text:list-item>
        <text:list-item>
          <text:p text:style-name="P2"><text:soft-page-break/><text:span text:style-name="T1">Use CHAR(1) for the </text:span><text:span text:style-name="T3">Customer.Internal</text:span><text:span text:style-name="T1"> column as Oracle does not provide a BOOLEAN data type. <text:s/>MySQL has the Boolean data type, but I suggest that you use CHAR(1) instead.</text:span></text:p>
        </text:list-item>
      </text:list>
      <text:h text:style-name="Heading_20_1" text:outline-level="1">2. Constraints</text:h>
      <text:p text:style-name="P5"><text:span text:style-name="T1">After writing the basic CREATE TABLE statements, you should modify the statements with constraints. The CONSTRAINT clauses can be either inline in a column definition or separate after column definitions except where noted. You should specify a meaningful name for each CONSTRAINT clause.</text:span></text:p>
      <text:list xml:id="list2585184915" text:style-name="WW8Num3">
        <text:list-item>
          <text:p text:style-name="P8"><text:span text:style-name="T1">For each primary key, you should specify a PRIMARY KEY constraint clause. For single column primary keys (</text:span><text:span text:style-name="T3">CustNo</text:span><text:span text:style-name="T1">, </text:span><text:span text:style-name="T3">LocNo</text:span><text:span text:style-name="T1">, </text:span><text:span text:style-name="T3">EventNo</text:span><text:span text:style-name="T1">, </text:span><text:span text:style-name="T3">PlanNo</text:span><text:span text:style-name="T1">, </text:span><text:span text:style-name="T3">EmpNo</text:span><text:span text:style-name="T1">, </text:span><text:span text:style-name="T3">ResNo</text:span><text:span text:style-name="T1">, and </text:span><text:span text:style-name="T3">FacNo</text:span><text:span text:style-name="T1">), the constraint clause can be inline or external. For multiple column primary keys (combination of </text:span><text:span text:style-name="T3">PlanNo</text:span><text:span text:style-name="T1"> and </text:span><text:span text:style-name="T3">LineNo</text:span><text:span text:style-name="T1">), the CONSTRAINT clause must be external.</text:span></text:p>
        </text:list-item>
        <text:list-item>
          <text:p text:style-name="P8"><text:span text:style-name="T1">For each foreign key, you should specify a FOREIGN KEY constraint clause. The constraint clauses can be inline or separate.</text:span></text:p>
        </text:list-item>
        <text:list-item>
          <text:p text:style-name="P8"><text:span text:style-name="T1">Define NOT NULL constraints for all columns except </text:span><text:span text:style-name="T3">eventplan.empno</text:span><text:span text:style-name="T1">, </text:span><text:span text:style-name="T3">EventRequest.DateAuth</text:span><text:span text:style-name="T1">, </text:span><text:span text:style-name="T3">EventRequest.BudNo</text:span><text:span text:style-name="T1">, and </text:span><text:span text:style-name="T3">EventPlan.Notes</text:span><text:span text:style-name="T1">. <text:s/>Make sure that you define NOT NULL constraints for the PK of each table. Because of MySQL syntax limitations for NOT NULL constraints (inline with no constraint name and no CONSTRAINT keyword), you should define inline NOT NULL constraints. </text:span></text:p>
        </text:list-item>
      </text:list>
      <text:list xml:id="list835671565" text:style-name="L1">
        <text:list-item>
          <text:p text:style-name="P3"><text:span text:style-name="T1">Define a named CHECK constraint to restrict the </text:span><text:span text:style-name="T3">eventrequest.status</text:span><text:span text:style-name="T1"> column to have a value of “Pending”, “Denied”, or “Approved”. You can use the IN operator in this constraint. In MySQL, the syntax does not allow the CONSTRAINT keyword and a constraint name for CHECK constraints. You should use the CHECK keyword followed the condition enclosed in parentheses.</text:span></text:p>
        </text:list-item>
        <text:list-item>
          <text:p text:style-name="P3"><text:soft-page-break/><text:span text:style-name="T1">Define named CHECK constraints to ensure that the </text:span><text:span text:style-name="T3">resource.rate</text:span><text:span text:style-name="T1"> and </text:span><text:span text:style-name="T3">eventrequest.estaudience</text:span><text:span text:style-name="T1"> are greater than 0. In MySQL, you cannot use a constraint name and the CONSTRAINT keyword for CHECK constraints. In MySQL, the syntax does not allow the CONSTRAINT keyword and a constraint name for CHECK constraints. You should use the CHECK keyword followed the condition enclosed in parentheses.</text:span></text:p>
        </text:list-item>
        <text:list-item>
          <text:p text:style-name="P3"><text:span text:style-name="T1">Define a named CHECK constraint involving </text:span><text:span text:style-name="T3">EventPlanLine.TimeStart</text:span><text:span text:style-name="T1"> and </text:span><text:span text:style-name="T3">EventPlanLineTimeEnd</text:span><text:span text:style-name="T1">. The start time should be smaller (chronologically before) than the end time. This CHECK constraint must be external because it involves two columns. In MySQL, the syntax does not allow the CONSTRAINT keyword and a constraint name for CHECK constraints. You should use the CHECK keyword followed the condition enclosed in parentheses.</text:span></text:p>
        </text:list-item>
      </text:list>
      <text:h text:style-name="Heading_20_1" text:outline-level="1">3. Populating Tables</text:h>
      <text:p text:style-name="P6"><text:span text:style-name="T1">The course website contains a text file containing SQL INSERT statements to populate the tables. You need to create the tables before inserting rows in each table. You need to insert rows in parent tables before child tables that reference parent tables. The INSERT statements in the file are in a proper order for populating the tables.</text:span></text:p>
      <text:h text:style-name="Heading_20_1" text:outline-level="1">4. Initial CREATE TABLE Statements</text:h>
      <text:p text:style-name="P6"><text:span text:style-name="T1">To facilitate your work, you can use the CREATE TABLE statements you created in the practice assignment in module 03 for the </text:span><text:span text:style-name="T3">Customer</text:span><text:span text:style-name="T1">, </text:span><text:span text:style-name="T3">Facility</text:span><text:span text:style-name="T1">, and </text:span><text:span text:style-name="T3">Location</text:span><text:span text:style-name="T1"> tables. Thus, you only need to write CREATE TABLE statements for the remaining five tables (</text:span><text:span text:style-name="T3">ResourceTbl</text:span><text:span text:style-name="T1">, </text:span><text:span text:style-name="T3">Employee</text:span><text:span text:style-name="T1">, </text:span><text:span text:style-name="T3">EventRequest</text:span><text:span text:style-name="T1">, </text:span><text:span text:style-name="T3">EventPlan</text:span><text:span text:style-name="T1">, and </text:span><text:span text:style-name="T3">EventPlanLine</text:span><text:span text:style-name="T1">). You still need to execute the CREATE TABLE statements to create all of the tables and the INSERT statements to populate all tables.</text:span></text:p>
      <text:h text:style-name="Heading_20_1" text:outline-level="1"><text:soft-page-break/>5. Submission</text:h>
      <text:p text:style-name="P6"><text:span text:style-name="T1">The submission requirements involve CREATE TABLE statements and evidence that you executed the statements and created the tables in Oracle or MySQL. You will submit 5 documents with each document containing a CREATE TABLE statement and screen snapshot to indicate that you created the table in Oracle or MySQL. In each document, you should neatly format your CREATE TABLE statement so that it can be easily graded. You should use the same table and column names as specified in the ICA database background document. You should not put any identifying details about yourself in your submitted document. For the screen snapshot, you need to capture a screen showing most columns and rows of the populated table. You can use a feature of the Oracle or MySQL client to show the rows in a table. Alternatively, you can execute an SQL statement (for example, SELECT * FROM ResourceTbl) to show the columns and rows.</text:span></text:p>
      <text:p text:style-name="P6"><text:span text:style-name="T1">You should submit the documents in this order.</text:span></text:p>
      <text:list xml:id="list1649341368" text:style-name="WW8Num4">
        <text:list-item>
          <text:p text:style-name="P4">Employee</text:p>
        </text:list-item>
        <text:list-item>
          <text:p text:style-name="P4">ResourceTbl</text:p>
        </text:list-item>
        <text:list-item>
          <text:p text:style-name="P4">EventRequest</text:p>
        </text:list-item>
        <text:list-item>
          <text:p text:style-name="P4">EventPlan</text:p>
        </text:list-item>
        <text:list-item>
          <text:p text:style-name="P4">EventPlanLine</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alibri Light" svg:font-family="'Calibri Light'" style:font-pitch="variable"/>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default-outline-level="1" style:list-style-name="" style:class="text">
      <style:paragraph-properties fo:margin-top="0.423cm" fo:margin-bottom="0.106cm" loext:contextual-spacing="false" fo:text-align="center" style:justify-single-word="false"/>
      <style:text-properties style:font-name="Calibri Light" fo:font-family="'Calibri Light'"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paragraph-properties fo:margin-left="0cm" fo:margin-right="0cm" fo:line-height="200%" fo:text-indent="0.787cm" style:auto-text-indent="false">
        <style:tab-stops>
          <style:tab-stop style:position="-0.635cm"/>
        </style:tab-stops>
      </style:paragraph-properties>
      <style:text-properties fo:font-size="12pt" style:font-size-asian="12pt"/>
    </style:style>
    <style:style style:name="Document_20_Map" style:display-name="Document Map" style:family="paragraph" style:parent-style-name="Standard">
      <style:text-properties style:font-name="Tahoma" fo:font-family="Tahoma" style:font-pitch="variable" style:font-name-complex="Tahoma" style:font-family-complex="Tahoma" style:font-pitch-complex="variable"/>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libri Light" fo:font-family="'Calibri Light'"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St2z0" style:family="text">
      <style:text-properties style:font-name="Symbol" fo:font-family="Symbol" style:font-pitch="variable" style:font-charset="x-symbol" fo:font-size="12pt" style:font-size-asian="12pt"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Title_20_Char" style:display-name="Title Char" style:family="text">
      <style:text-properties style:font-name="Calibri Light" fo:font-family="'Calibri Light'"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2.05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327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4.597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867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7.137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8.407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677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947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2.05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327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597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867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7.137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407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677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947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2.05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327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4.597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867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37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407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9.677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47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21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2-19T12:02:25.352484961">2/19/2020</text:date><text:tab/>Assignment for Module 3<text:tab/>Page <text:span text:style-name="Page_20_Number"><text:page-number text:select-page="current">2</text:page-number></text:span></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1</dc:title>
    <dc:subject/>
    <meta:keyword/>
    <meta:initial-creator>Michael Mannino</meta:initial-creator>
    <meta:creation-date>1998-01-22T21:54:00</meta:creation-date>
    <dc:creator>Mohammed Khojah</dc:creator>
    <dc:date>2015-08-19T03:42:00</dc:date>
    <meta:print-date>1998-02-04T17:28:00</meta:print-date>
    <meta:editing-cycles>308</meta:editing-cycles>
    <meta:editing-duration>PT17H27M</meta:editing-duration>
    <meta:document-statistic meta:table-count="0" meta:image-count="0" meta:object-count="0" meta:page-count="4" meta:paragraph-count="29" meta:word-count="935" meta:character-count="5860" meta:non-whitespace-character-count="4963"/>
    <meta:generator>LibreOffice/6.1.6.3$Linux_X86_64 LibreOffice_project/10$Build-3</meta:generator>
  </office:meta>
</office:document-meta>
</file>